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ChoirMass-title">
      <style:graphic-properties fo:min-height="3.506cm"/>
    </style:style>
    <style:style style:name="pr8" style:family="presentation" style:parent-style-name="ChoirMass-outline1">
      <style:graphic-properties fo:min-height="11.929cm"/>
    </style:style>
    <style:style style:name="pr9" style:family="presentation" style:parent-style-name="ChoirMass-notes">
      <style:graphic-properties draw:fill-color="#ffffff" fo:min-height="13.364cm"/>
    </style:style>
    <style:style style:name="pr10" style:family="presentation" style:parent-style-name="Default-outline1">
      <style:graphic-properties fo:min-height="11.6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fo:min-height="3.507cm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fo:min-height="12.432cm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703cm" fo:min-width="0cm" fo:padding-top="0.098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fo:min-height="15.854cm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line-height="90%" style:punctuation-wrap="hanging" style:line-break="strict"/>
    </style:style>
    <style:style style:name="P6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7" style:family="paragraph">
      <style:paragraph-properties fo:line-height="90%" style:punctuation-wrap="hanging" style:line-break="strict"/>
      <style:text-properties fo:font-size="36pt" style:font-size-asian="36pt" style:font-size-complex="36pt"/>
    </style:style>
    <style:style style:name="P8" style:family="paragraph">
      <style:text-properties fo:font-size="28.1000003814697pt"/>
    </style:style>
    <style:style style:name="P9" style:family="paragraph">
      <style:paragraph-properties fo:margin-left="0.921cm" fo:margin-right="0cm" fo:text-indent="-0.921cm" style:punctuation-wrap="hanging" style:line-break="stric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4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15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93%" fo:text-indent="0cm" style:line-break="strict"/>
    </style:style>
    <style:style style:name="P18" style:family="paragraph">
      <style:paragraph-properties fo:margin-left="0.952cm" fo:margin-right="0cm" fo:margin-top="0cm" fo:margin-bottom="0cm" fo:line-height="93%" fo:text-indent="-0.948cm" style:line-break="strict"/>
      <style:text-properties fo:font-size="36pt" style:font-size-asian="36pt" style:font-size-complex="36pt"/>
    </style:style>
    <style:style style:name="P19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20" style:family="paragraph">
      <style:paragraph-properties fo:margin-left="0.952cm" fo:margin-right="0cm" fo:margin-top="0cm" fo:margin-bottom="0.498cm" fo:line-height="93%" fo:text-indent="-0.948cm" style:line-break="strict"/>
    </style:style>
    <style:style style:name="P21" style:family="paragraph">
      <style:paragraph-properties fo:margin-left="0.299cm" fo:margin-right="0cm" fo:margin-top="0cm" fo:margin-bottom="0.498cm" fo:line-height="93%" fo:text-indent="0cm" style:line-break="strict"/>
    </style:style>
    <style:style style:name="P22" style:family="paragraph">
      <style:paragraph-properties fo:text-align="center"/>
    </style:style>
    <style:style style:name="T1" style:family="text">
      <style:text-properties fo:color="#ffffff" style:font-name="Verdana1" fo:font-size="36pt" fo:language="en" fo:country="AU" style:font-size-asian="36pt" style:font-size-complex="36pt"/>
    </style:style>
    <style:style style:name="T2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3" style:family="text">
      <style:text-properties style:font-name="Verdana1" fo:font-size="36pt" fo:language="en" fo:country="AU" style:font-size-asian="36pt" style:font-size-complex="36pt"/>
    </style:style>
    <style:style style:name="T4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5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8" style:family="text">
      <style:text-properties fo:font-size="40pt" fo:language="en" fo:country="US" style:font-size-asian="40pt" style:font-size-complex="40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11" style:family="text">
      <style:text-properties fo:language="en" fo:country="AU"/>
    </style:style>
    <style:style style:name="T12" style:family="text">
      <style:text-properties fo:color="#ffffff" fo:font-size="36pt" fo:language="en" fo:country="AU" style:font-size-asian="36pt" style:font-size-complex="36pt"/>
    </style:style>
    <style:style style:name="T13" style:family="text">
      <style:text-properties fo:color="#ffffff" style:font-name="Verdana1" fo:font-size="28pt" fo:language="en" fo:country="US" style:font-name-asian="DejaVu Sans1" style:font-size-asian="28pt" style:font-name-complex="DejaVu Sans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66" fo:font-size="100%"/>
      </text:list-level-style-number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is eye is on the sparrow</text:p>
          </draw:text-box>
        </draw:frame>
        <draw:frame presentation:style-name="pr2" draw:text-style-name="P2" draw:layer="layout" svg:width="28cm" svg:height="15.6cm" svg:x="0cm" svg:y="5.2cm" presentation:class="outline" presentation:user-transformed="true">
          <draw:text-box>
            <text:p text:style-name="P1"><text:span text:style-name="T1">Why should I feel discouraged, </text:span></text:p>
            <text:p text:style-name="P1"><text:span text:style-name="T1">why should the shadows come,</text:span></text:p>
            <text:p text:style-name="P1"><text:span text:style-name="T1">Why should my heart be lonely, </text:span></text:p>
            <text:p text:style-name="P1"><text:span text:style-name="T1">and long for heaven and home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2.179cm" svg:x="0cm" svg:y="5.2cm" presentation:class="outline">
          <draw:text-box>
            <text:p text:style-name="P1"><text:span text:style-name="T2">When Jesus is my portion</text:span></text:p>
            <text:p text:style-name="P1"><text:span text:style-name="T2">My constant friend is He</text:span></text:p>
            <text:p text:style-name="P1"><text:span text:style-name="T2">His eye is on the sparrow, </text:span></text:p>
            <text:p text:style-name="P1"><text:span text:style-name="T2">and I know He watches me;</text:span></text:p>
            <text:p text:style-name="P1"><text:span text:style-name="T2">His eye is on the sparrow, </text:span></text:p>
            <text:p text:style-name="P1"><text:span text:style-name="T2">and I know He watches 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2" draw:layer="layout" svg:width="28cm" svg:height="12.179cm" svg:x="0cm" svg:y="5.2cm" presentation:class="outline" presentation:user-transformed="true">
          <draw:text-box>
            <text:p text:style-name="P1"><text:span text:style-name="T3">“</text:span><text:span text:style-name="T3">Let </text:span><text:span text:style-name="T1">not your heart be troubled" </text:span></text:p>
            <text:p text:style-name="P1"><text:span text:style-name="T1">His tender word I hear,</text:span></text:p>
            <text:p text:style-name="P1"><text:span text:style-name="T1">And resting on His goodness, </text:span></text:p>
            <text:p text:style-name="P1"><text:span text:style-name="T1">I lose my doubts and fears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2.179cm" svg:x="0cm" svg:y="5.2cm" presentation:class="outline">
          <draw:text-box>
            <text:p text:style-name="P1"><text:span text:style-name="T2">By the path He leadeth,</text:span></text:p>
            <text:p text:style-name="P1"><text:span text:style-name="T2">but one step I may see;</text:span></text:p>
            <text:p text:style-name="P1"><text:span text:style-name="T2">His eye is on the sparrow, </text:span></text:p>
            <text:p text:style-name="P1"><text:span text:style-name="T2">and I know He watches me;</text:span></text:p>
            <text:p text:style-name="P1"><text:span text:style-name="T2">His eye is on the sparrow,</text:span></text:p>
            <text:p text:style-name="P1"><text:span text:style-name="T2"><text:s/></text:span><text:span text:style-name="T2">and I know He watches 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list text:style-name="L2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Ave Maria</text:p>
          </draw:text-box>
        </draw:frame>
        <draw:frame presentation:style-name="pr2" draw:layer="layout" svg:width="28cm" svg:height="15.6cm" svg:x="0cm" svg:y="5.2cm" presentation:class="outline">
          <draw:text-box>
            <text:p text:style-name="P5"><text:span text:style-name="T4">Dominus tecum benedicta tu</text:span></text:p>
            <text:p text:style-name="P5"><text:span text:style-name="T4"/></text:p>
            <text:p text:style-name="P5"><text:span text:style-name="T4">As I kneel before you</text:span></text:p>
            <text:p text:style-name="P5"><text:span text:style-name="T4">As I bow my head in prayer</text:span></text:p>
            <text:p text:style-name="P5"><text:span text:style-name="T4">Take this day, make it yours</text:span></text:p>
            <text:p text:style-name="P5"><text:span text:style-name="T4">And fill me with your lo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ve Maria, gratia plena</text:p>
              </text:list-item>
              <text:list-item>
                <text:p>Dominus tecum benedicta t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text-style-name="P4" draw:layer="layout" svg:width="28cm" svg:height="15.6cm" svg:x="0cm" svg:y="5.2cm" presentation:class="outline">
          <draw:text-box>
            <text:p text:style-name="P6"><text:span text:style-name="T4">All I have I give you,</text:span></text:p>
            <text:p text:style-name="P6"><text:span text:style-name="T4">Every dream and wish are yours.</text:span></text:p>
            <text:p text:style-name="P6"><text:span text:style-name="T4">Mother of Christ, Mother of mine</text:span></text:p>
            <text:p text:style-name="P6"><text:span text:style-name="T4">Present them to my Lo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ve Maria, gratia plena</text:p>
              </text:list-item>
              <text:list-item>
                <text:p>Dominus tecum benedicta t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text-style-name="P4" draw:layer="layout" svg:width="28cm" svg:height="15.6cm" svg:x="0cm" svg:y="5.2cm" presentation:class="outline">
          <draw:text-box>
            <text:p text:style-name="P7"><text:span text:style-name="T4">As I kneel before you,</text:span></text:p>
            <text:p text:style-name="P7"><text:span text:style-name="T4">And I see your smiling face</text:span></text:p>
            <text:p text:style-name="P7"><text:span text:style-name="T4">Every thought, every word,</text:span></text:p>
            <text:p text:style-name="P7"><text:span text:style-name="T4">Is lost in your embra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ve Maria, gratia plena</text:p>
              </text:list-item>
              <text:list-item>
                <text:p>Dominus tecum benedicta tu</text:p>
              </text:list-item>
              <text:list-item>
                <text:p/>
                <text:p>Dominus tecum benedicta t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hoirMass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hoirMass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Kyrie eleison</text:p>
          </draw:text-box>
        </draw:frame>
        <draw:frame presentation:style-name="pr8" draw:layer="layout" svg:width="28cm" svg:height="12.179cm" svg:x="0cm" svg:y="5.2cm" presentation:class="outline" presentation:user-transformed="tru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5" draw:layer="layout" svg:width="28cm" svg:height="16.23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Gloria</text:p>
          </draw:text-box>
        </draw:frame>
        <draw:frame presentation:style-name="pr2" draw:text-style-name="P10" draw:layer="layout" svg:width="28cm" svg:height="15.6cm" svg:x="0cm" svg:y="5.2cm" presentation:class="outline" presentation:user-transformed="true">
          <draw:text-box>
            <text:p text:style-name="P9"><text:span text:style-name="T5">Glory to God in the highest,</text:span></text:p>
            <text:p text:style-name="P9"><text:span text:style-name="T5">and on earth peace to people of good will.</text:span></text:p>
            <text:p text:style-name="P9"><text:span text:style-name="T5">We praise you, we bless you, </text:span></text:p>
            <text:p text:style-name="P9"><text:span text:style-name="T5">we adore you, we glorify you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1" draw:layer="layout" svg:width="28cm" svg:height="15.8cm" svg:x="0cm" svg:y="5.2cm" presentation:class="outline" presentation:user-transformed="true">
          <draw:text-box>
            <text:p><text:span text:style-name="T6">We give you thanks for your great glory,</text:span></text:p>
            <text:p><text:span text:style-name="T6">Lord, God heavenly king,</text:span></text:p>
            <text:p><text:span text:style-name="T6">O God, almighty fath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2" draw:layer="layout" svg:width="28cm" svg:height="15.8cm" svg:x="0cm" svg:y="5.2cm" presentation:class="outline" presentation:user-transformed="true">
          <draw:text-box>
            <text:p text:style-name="P9"><text:span text:style-name="T5">Glory to God in the highest,</text:span></text:p>
            <text:p text:style-name="P9"><text:span text:style-name="T5">and on earth peace to people of good wi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1" draw:layer="layout" svg:width="28cm" svg:height="15.6cm" svg:x="0cm" svg:y="5.2cm" presentation:class="outline" presentation:user-transformed="true">
          <draw:text-box>
            <text:p text:style-name="P9"><text:span text:style-name="T5">Lord Jesus Christ, Only Begotten Son,</text:span></text:p>
            <text:p text:style-name="P9"><text:span text:style-name="T5">Lord God, Lamb of God, Son of the Father,</text:span></text:p>
            <text:p text:style-name="P13"><text:span text:style-name="T5">you take away the sins of the world, </text:span></text:p>
            <text:p text:style-name="P13"><text:span text:style-name="T5"><text:tab/></text:span><text:span text:style-name="T5">have mercy on us;</text:span></text:p>
            <text:p text:style-name="P1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text-style-name="P12" draw:layer="layout" svg:width="28cm" svg:height="15.6cm" svg:x="0cm" svg:y="5.2cm" presentation:class="outline" presentation:user-transformed="true">
          <draw:text-box>
            <text:p text:style-name="P13"><text:span text:style-name="T5">you take away the sins of the world, </text:span><text:span text:style-name="T5"><text:tab/></text:span><text:span text:style-name="T5">receive our prayer;</text:span></text:p>
            <text:p text:style-name="P9"><text:span text:style-name="T5">you are seated at the right hand of the Father,</text:span></text:p>
            <text:p text:style-name="P13"><text:span text:style-name="T5">have mercy on u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2" draw:layer="layout" svg:width="28cm" svg:height="15.8cm" svg:x="0cm" svg:y="5.2cm" presentation:class="outline" presentation:user-transformed="true">
          <draw:text-box>
            <text:p text:style-name="P9"><text:span text:style-name="T5">Glory to God in the highest,</text:span></text:p>
            <text:p text:style-name="P9"><text:span text:style-name="T5">and on earth peace to people of good wi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0" draw:layer="layout" svg:width="28cm" svg:height="15.8cm" svg:x="0cm" svg:y="5.2cm" presentation:class="outline" presentation:user-transformed="true">
          <draw:text-box>
            <text:p text:style-name="P9"><text:span text:style-name="T5">For you alone are the Holy One,</text:span></text:p>
            <text:p text:style-name="P9"><text:span text:style-name="T5">you alone are the Lord, </text:span></text:p>
            <text:p text:style-name="P9"><text:span text:style-name="T5">you alone are the Most High, Jesus Christ, </text:span></text:p>
            <text:p text:style-name="P9"><text:span text:style-name="T5">with the Holy Spirit, </text:span></text:p>
            <text:p text:style-name="P9"><text:span text:style-name="T5">in the glory of God the Fath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2" draw:layer="layout" svg:width="28cm" svg:height="15.8cm" svg:x="0cm" svg:y="5.2cm" presentation:class="outline" presentation:user-transformed="true">
          <draw:text-box>
            <text:p text:style-name="P9"><text:span text:style-name="T5">Glory to God in the highest,</text:span></text:p>
            <text:p text:style-name="P9"><text:span text:style-name="T5">and on earth peace to people of good will.</text:span></text:p>
            <text:p text:style-name="P9"><text:span text:style-name="T5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p>Alleluia, </text:p>
            <text:p>O blessed be the name of the Lord</text:p>
            <text:p>Alleluia,</text:p>
            <text:p>We worship you most hig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Your majesty we'll sing</text:p>
              </text:list-item>
              <text:list-item>
                <text:p>Throughout eternity</text:p>
              </text:list-item>
              <text:list-item>
                <text:p>Alleluia</text:p>
              </text:list-item>
              <text:list-item>
                <text:p>We worship you most hi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2" draw:text-style-name="P11" draw:layer="layout" svg:width="28cm" svg:height="15.8cm" svg:x="0cm" svg:y="5.2cm" presentation:class="outline" presentation:user-transformed="true">
          <draw:text-box>
            <text:p text:style-name="P14"><text:span text:style-name="T8">I believe in God,</text:span></text:p>
            <text:p text:style-name="P14"><text:span text:style-name="T8">the Father almighty,</text:span></text:p>
            <text:p text:style-name="P14"><text:span text:style-name="T8">Creator of heaven and earth,</text:span></text:p>
            <text:p text:style-name="P14"><text:span text:style-name="T8">and in Jesus Christ, </text:span></text:p>
            <text:p text:style-name="P14"><text:span text:style-name="T8">his only Son, our Lord,</text:span></text:p>
            <text:p text:style-name="P15"><text:span text:style-name="T9">(</text:span><text:span text:style-name="T10">At the words that follow, up to and including the Virgin Mary, all bow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1" draw:layer="layout" svg:width="28cm" svg:height="15.8cm" svg:x="0cm" svg:y="5.2cm" presentation:class="outline" presentation:user-transformed="true">
          <draw:text-box>
            <text:p text:style-name="P14"><text:span text:style-name="T8">who was conceived by the Holy Spirit,</text:span></text:p>
            <text:p text:style-name="P14"><text:span text:style-name="T8">born of the Virgin Mary,</text:span></text:p>
            <text:p text:style-name="P14"><text:span text:style-name="T8">suffered under Pontius Pilate,</text:span></text:p>
            <text:p text:style-name="P14"><text:span text:style-name="T8">was crucified, died and was buried;</text:span></text:p>
            <text:p text:style-name="P14"><text:span text:style-name="T8">he descended into hel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1" draw:layer="layout" svg:width="28cm" svg:height="15.8cm" svg:x="0cm" svg:y="5.2cm" presentation:class="outline" presentation:user-transformed="true">
          <draw:text-box>
            <text:p text:style-name="P14"><text:span text:style-name="T8">on the third day he rose again from the dead;</text:span></text:p>
            <text:p text:style-name="P14"><text:span text:style-name="T8">he ascended into heaven,</text:span></text:p>
            <text:p text:style-name="P14"><text:span text:style-name="T8">and is seated at the right hand of God the Father almighty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text-style-name="P11" draw:layer="layout" svg:width="28cm" svg:height="15.8cm" svg:x="0cm" svg:y="5.2cm" presentation:class="outline" presentation:user-transformed="true">
          <draw:text-box>
            <text:p text:style-name="P14"><text:span text:style-name="T8">from there he will come to judge the living and the dead.</text:span></text:p>
            <text:p text:style-name="P14"><text:span text:style-name="T8">I believe in the Holy Spirit, <text:s/></text:span></text:p>
            <text:p text:style-name="P14"><text:span text:style-name="T8">the holy catholic Church,</text:span></text:p>
            <text:p text:style-name="P1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0" draw:layer="layout" svg:width="28cm" svg:height="15.8cm" svg:x="0cm" svg:y="5.2cm" presentation:class="outline" presentation:user-transformed="true">
          <draw:text-box>
            <text:p text:style-name="P14"><text:span text:style-name="T8">the communion of saints,</text:span></text:p>
            <text:p text:style-name="P14"><text:span text:style-name="T8">the forgiveness of sins,</text:span></text:p>
            <text:p text:style-name="P14"><text:span text:style-name="T8">the resurrection of the body, </text:span></text:p>
            <text:p text:style-name="P14"><text:span text:style-name="T8">and life everlasting. </text:span></text:p>
            <text:p text:style-name="P14"><text:span text:style-name="T8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Take my life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ake my life, O Lord and ever let it stay</text:p>
              </text:list-item>
              <text:list-item>
                <text:p>Consecrated to your care</text:p>
              </text:list-item>
              <text:list-item>
                <text:p>Take my life and give me your life abundantly</text:p>
              </text:list-item>
              <text:list-item>
                <text:p>Make it beautiful in service</text:p>
              </text:list-item>
              <text:list-item>
                <text:p>Beautiful and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Lord make my hands the channels of your love</text:p>
              </text:list-item>
              <text:list-item>
                <text:p>And may my feet walk in your way</text:p>
              </text:list-item>
              <text:list-item>
                <text:p>Take my voice and let it sing a song of praise</text:p>
              </text:list-item>
              <text:list-item>
                <text:p>From my lips may your word overflow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ake my life, O Lord and ever let it stay</text:p>
              </text:list-item>
              <text:list-item>
                <text:p>Consecrated to your care</text:p>
              </text:list-item>
              <text:list-item>
                <text:p>Take my life and give me your life abundantly</text:p>
              </text:list-item>
              <text:list-item>
                <text:p>Make it beautiful in service</text:p>
              </text:list-item>
              <text:list-item>
                <text:p>Beautiful and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Lord make my body a living sacrifice</text:p>
              </text:list-item>
              <text:list-item>
                <text:p>Take and anoint it with your love</text:p>
              </text:list-item>
              <text:list-item>
                <text:p>Let me worship you in spirit and in truth</text:p>
              </text:list-item>
              <text:list-item>
                <text:p>By your touch may my life be renew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ake my life, O Lord and ever let it stay</text:p>
              </text:list-item>
              <text:list-item>
                <text:p>Consecrated to your care</text:p>
              </text:list-item>
              <text:list-item>
                <text:p>Take my life and give me your life abundantly</text:p>
              </text:list-item>
              <text:list-item>
                <text:p>Make it beautiful in service</text:p>
              </text:list-item>
              <text:list-item>
                <text:p>Beautiful and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1" draw:layer="layout" svg:width="25.197cm" svg:height="3.507cm" svg:x="1.397cm" svg:y="0.961cm" presentation:class="title" presentation:placeholder="true" presentation:user-transformed="true">
          <draw:text-box/>
        </draw:frame>
        <draw:frame presentation:style-name="pr12" draw:layer="layout" svg:width="28.002cm" svg:height="12.431cm" svg:x="0cm" svg:y="5.19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0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7"><text:span text:style-name="T11">Holy</text:span></text:p>
              </text:list-header>
            </text:list>
          </draw:text-box>
        </draw:frame>
        <draw:frame presentation:style-name="pr14" draw:text-style-name="P19" draw:layer="layout" svg:width="28.002cm" svg:height="15.8cm" svg:x="0cm" svg:y="5.199cm" presentation:class="outline" presentation:user-transformed="true">
          <draw:text-box>
            <text:list text:style-name="L5">
              <text:list-header>
                <text:p text:style-name="P18"><text:span text:style-name="T12">Holy, Holy, Holy Lord God of hosts,</text:span></text:p>
                <text:p text:style-name="P18"><text:span text:style-name="T12">Heaven and earth are full of your glory. Hosanna in the highest</text:span></text:p>
                <text:p text:style-name="P18"><text:span text:style-name="T12">Blessed is he who comes </text:span></text:p>
                <text:p text:style-name="P18"><text:span text:style-name="T12">in the name of Lord, <text:s/></text:span></text:p>
                <text:p text:style-name="P18"><text:span text:style-name="T12">Hosanna in the highes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1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1" draw:layer="layout" svg:width="25.197cm" svg:height="3.507cm" svg:x="1.397cm" svg:y="0.961cm" presentation:class="title" presentation:placeholder="true" presentation:user-transformed="true">
          <draw:text-box/>
        </draw:frame>
        <draw:frame presentation:style-name="pr15" draw:layer="layout" svg:width="28.002cm" svg:height="15.853cm" svg:x="0cm" svg:y="5.19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2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7"><text:span text:style-name="T11">Memorial acclamation</text:span></text:p>
              </text:list-header>
            </text:list>
          </draw:text-box>
        </draw:frame>
        <draw:frame presentation:style-name="pr16" draw:text-style-name="P16" draw:layer="layout" svg:width="28.002cm" svg:height="15.602cm" svg:x="0cm" svg:y="5.199cm" presentation:class="outline" presentation:user-transformed="true">
          <draw:text-box>
            <text:list text:style-name="L5">
              <text:list-header>
                <text:p text:style-name="P20"><text:span text:style-name="T11">Save us saviour of the world,</text:span></text:p>
                <text:p text:style-name="P20"><text:span text:style-name="T11">For by your cross and resurrection,</text:span></text:p>
                <text:p text:style-name="P20"><text:span text:style-name="T11">You have set us fr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3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7"><text:span text:style-name="T11">Memorial acclamation</text:span></text:p>
              </text:list-header>
            </text:list>
          </draw:text-box>
        </draw:frame>
        <draw:frame presentation:style-name="pr16" draw:text-style-name="P16" draw:layer="layout" svg:width="28.002cm" svg:height="15.602cm" svg:x="0cm" svg:y="5.199cm" presentation:class="outline" presentation:user-transformed="true">
          <draw:text-box>
            <text:list text:style-name="L5">
              <text:list-header>
                <text:p text:style-name="P20"><text:span text:style-name="T11">When we eat this bread</text:span></text:p>
                <text:p text:style-name="P20"><text:span text:style-name="T11">And drink this cup</text:span></text:p>
                <text:p text:style-name="P20"><text:span text:style-name="T11">We proclaim your death O Lord</text:span></text:p>
                <text:p text:style-name="P20"><text:span text:style-name="T11">Until you come agai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4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7"><text:span text:style-name="T11">Memorial acclamation</text:span></text:p>
              </text:list-header>
            </text:list>
          </draw:text-box>
        </draw:frame>
        <draw:frame presentation:style-name="pr16" draw:text-style-name="P16" draw:layer="layout" svg:width="28.002cm" svg:height="15.602cm" svg:x="0cm" svg:y="5.199cm" presentation:class="outline" presentation:user-transformed="true">
          <draw:text-box>
            <text:list text:style-name="L5">
              <text:list-header>
                <text:p text:style-name="P20"><text:span text:style-name="T11">We proclaim your death O Lord</text:span></text:p>
                <text:p text:style-name="P20"><text:span text:style-name="T11">And profess your resurrection</text:span></text:p>
                <text:p text:style-name="P20"><text:span text:style-name="T11">Until you come agai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5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11" draw:layer="layout" svg:width="25.197cm" svg:height="3.507cm" svg:x="1.397cm" svg:y="0.961cm" presentation:class="title" presentation:placeholder="true" presentation:user-transformed="true">
          <draw:text-box/>
        </draw:frame>
        <draw:frame presentation:style-name="pr15" draw:layer="layout" svg:width="28.002cm" svg:height="15.853cm" svg:x="0cm" svg:y="5.19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6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13" draw:text-style-name="P16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7"><text:span text:style-name="T11">Amen</text:span></text:p>
              </text:list-header>
            </text:list>
          </draw:text-box>
        </draw:frame>
        <draw:frame presentation:style-name="pr14" draw:text-style-name="P16" draw:layer="layout" svg:width="28.002cm" svg:height="15.8cm" svg:x="0cm" svg:y="5.199cm" presentation:class="outline" presentation:user-transformed="true">
          <draw:text-box>
            <text:list text:style-name="L6">
              <text:list-header>
                <text:p text:style-name="P21"><text:span text:style-name="T11">Amen, amen, amen, amen.</text:span></text:p>
                <text:p text:style-name="P21"><text:span text:style-name="T11">Amen, amen, amen, ame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47" presentation:class="page"/>
          <draw:custom-shape draw:style-name="gr2" draw:text-style-name="P1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In love for me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is is my body broken for you</text:p>
              </text:list-item>
              <text:list-item>
                <text:p>Bringing forgiveness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is is my blood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is is my body broken for you</text:p>
              </text:list-item>
              <text:list-item>
                <text:p>Bringing forgiveness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is is my blood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user-transformed="true">
          <draw:text-box>
            <text:p>The servant song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rother let me be your servant</text:p>
              </text:list-item>
              <text:list-item>
                <text:p>Let me be as Christ to you</text:p>
              </text:list-item>
              <text:list-item>
                <text:p>Pray that I may have the grace to</text:p>
              </text:list-item>
              <text:list-item>
                <text:p>Let you be my servant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are pilgrims on a journey</text:p>
              </text:list-item>
              <text:list-item>
                <text:p>We are brothers on the road</text:p>
              </text:list-item>
              <text:list-item>
                <text:p>We are here to help each other</text:p>
              </text:list-item>
              <text:list-item>
                <text:p>Walk the mile and bear the 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I will weep when you are weeping</text:p>
              </text:list-item>
              <text:list-item>
                <text:p>When you laugh I'll laugh with you</text:p>
              </text:list-item>
              <text:list-item>
                <text:p>I will share your joys and sorrows</text:p>
              </text:list-item>
              <text:list-item>
                <text:p>Till we've seen this journey throu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hen we sing to God in heaven</text:p>
              </text:list-item>
              <text:list-item>
                <text:p>We shall find such harmoy</text:p>
              </text:list-item>
              <text:list-item>
                <text:p>Born of all we've known together</text:p>
              </text:list-item>
              <text:list-item>
                <text:p>Of God's love and ago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Lord, I offer my life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p>All that I am, all that I have </text:p>
            <text:p>I lay them down before you, oh Lord</text:p>
            <text:p>All my regrets, all my acclaims </text:p>
            <text:p>The joy and the pain, </text:p>
            <text:p>I'm making them yours </text:p>
          </draw:text-box>
        </draw:frame>
        <draw:frame draw:style-name="gr3" draw:text-style-name="P22" draw:layer="layout" svg:width="16.998cm" svg:height="2.994cm" svg:x="5.612cm" svg:y="9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Things in the past, things yet unseen </text:p>
            <text:p>Wishes and dreams </text:p>
            <text:p>that are yet to come true</text:p>
            <text:p>All of my hopes, all of my plans </text:p>
            <text:p>My heart and my hands are lifted to you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What can we give that you have not given? </text:p>
            <text:p>And what do we have </text:p>
            <text:p>That is not already yours?</text:p>
            <text:p>All we possess are these lives we're living </text:p>
            <text:p>That's what we give to you, Lord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, I offer my life to you </text:p>
            <text:p>Everything I've been through </text:p>
            <text:p>Use it for your glor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>Lord I offer my days to you </text:p>
            <text:p>Lifting my praise to you </text:p>
            <text:p>As a pleasing sacrifice </text:p>
            <text:p>Lord I offer you my lif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How great thou art</text:p>
          </draw:text-box>
        </draw:frame>
        <draw:frame presentation:style-name="pr5" draw:text-style-name="P4" draw:layer="layout" svg:width="28cm" svg:height="12.179cm" svg:x="0cm" svg:y="5.2cm" presentation:class="outline" presentation:user-transformed="true">
          <draw:text-box>
            <text:p text:style-name="P5"><text:span text:style-name="T4">O Lord my God, </text:span></text:p>
            <text:p text:style-name="P5"><text:span text:style-name="T4">When I in awesome wonder, </text:span></text:p>
            <text:p text:style-name="P5"><text:span text:style-name="T4">Consider all the worlds</text:span></text:p>
            <text:p text:style-name="P5"><text:span text:style-name="T4">Thy Hands have made; 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5"><text:span text:style-name="T4">I see the stars,</text:span></text:p>
            <text:p text:style-name="P5"><text:span text:style-name="T4"><text:s/></text:span><text:span text:style-name="T4">I hear the rolling thunder, </text:span></text:p>
            <text:p text:style-name="P5"><text:span text:style-name="T4">Thy power throughout </text:span></text:p>
            <text:p text:style-name="P5"><text:span text:style-name="T4">the universe display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2.179cm" svg:x="0cm" svg:y="5.2cm" presentation:class="outline">
          <draw:text-box>
            <text:p text:style-name="P5"><text:span text:style-name="T4">Then sings my soul, </text:span></text:p>
            <text:p text:style-name="P5"><text:span text:style-name="T4">My Saviour God, to Thee, </text:span></text:p>
            <text:p text:style-name="P5"><text:span text:style-name="T4">How great Thou art, </text:span></text:p>
            <text:p text:style-name="P5"><text:span text:style-name="T4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5"><text:span text:style-name="T4">Then sings my soul, </text:span></text:p>
            <text:p text:style-name="P5"><text:span text:style-name="T4">My Saviour God, to Thee, </text:span></text:p>
            <text:p text:style-name="P5"><text:span text:style-name="T4">How great Thou art, </text:span></text:p>
            <text:p text:style-name="P5"><text:span text:style-name="T4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5"><text:span text:style-name="T4">When through the woods, </text:span></text:p>
            <text:p text:style-name="P5"><text:span text:style-name="T4">and forest glades I wander, </text:span></text:p>
            <text:p text:style-name="P5"><text:span text:style-name="T4">And hear the birds </text:span></text:p>
            <text:p text:style-name="P5"><text:span text:style-name="T4">Sing sweetly in the trees. </text:span></text:p>
            <text:p text:style-name="P5"><text:span text:style-name="T4"/></text:p>
            <text:p text:style-name="P5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5"><text:span text:style-name="T4">When I look down, </text:span></text:p>
            <text:p text:style-name="P5"><text:span text:style-name="T4">from lofty mountain grandeur</text:span></text:p>
            <text:p text:style-name="P5"><text:span text:style-name="T4"> </text:span><text:span text:style-name="T4">And see the brook, </text:span></text:p>
            <text:p text:style-name="P5"><text:span text:style-name="T4">and feel the gentle bree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2.179cm" svg:x="0cm" svg:y="5.2cm" presentation:class="outline">
          <draw:text-box>
            <text:p text:style-name="P5"><text:span text:style-name="T4">Then sings my soul, </text:span></text:p>
            <text:p text:style-name="P5"><text:span text:style-name="T4">My Saviour God, to Thee, </text:span></text:p>
            <text:p text:style-name="P5"><text:span text:style-name="T4">How great Thou art, </text:span></text:p>
            <text:p text:style-name="P5"><text:span text:style-name="T4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p text:style-name="P5"><text:span text:style-name="T4">Then sings my soul, </text:span></text:p>
            <text:p text:style-name="P5"><text:span text:style-name="T4">My Saviour God, to Thee, </text:span></text:p>
            <text:p text:style-name="P5"><text:span text:style-name="T4">How great Thou art, </text:span></text:p>
            <text:p text:style-name="P5"><text:span text:style-name="T4">How great Thou art. 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Bold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3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3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3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3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5-26T19:17:26.062605584</dc:date>
    <dc:creator>irvy </dc:creator>
    <meta:editing-duration>PT2H27M30S</meta:editing-duration>
    <meta:editing-cycles>24</meta:editing-cycles>
    <meta:generator>LibreOffice/4.2.3.3$Linux_X86_64 LibreOffice_project/420m0$Build-3</meta:generator>
    <meta:document-statistic meta:object-count="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2a375" officeooo:paragraph-rsid="0012a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hat can we give </text:p>
      <text:p text:style-name="P1">That you have not given? </text:p>
      <text:p text:style-name="P1">And what do we have </text:p>
      <text:p text:style-name="P1">That is not already yours? </text:p>
      <text:p text:style-name="P1"/>
      <text:p text:style-name="P1">All we possess </text:p>
      <text:p text:style-name="P1">Are these lives we're living </text:p>
      <text:p text:style-name="P1">That's what we give to you, Lord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